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T1" style:family="text">
      <style:text-properties style:font-name="Times New Roman"/>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 First Node server </text:p>
      <text:p text:style-name="Text_20_body"/>
      <text:p text:style-name="Text_20_body">Node.js is a powerful, open-source JavaScript runtime that allows you to build server-side applications with ease. If you’re looking to get started with web development beyond the client side, setting up your first Node server is a great way to dive in. In this blog entry, we’ll walk through the essential steps to create your own Node server, covering everything from environment setup to writing your initial code. By the end of this guide, you’ll have a functional server up and running, and you’ll be ready to explore more advanced features of Node.js. Let’s get started!</text:p>
      <text:p text:style-name="Text_20_body"/>
      <text:p text:style-name="Text_20_body">In this tutorial, we will:</text:p>
      <text:p text:style-name="Text_20_body">-create a web server using server side JavaScrupt</text:p>
      <text:p text:style-name="Text_20_body">-Run the server</text:p>
      <text:p text:style-name="Text_20_body">-Access the server from the client and get a response</text:p>
      <text:p text:style-name="Text_20_body"/>
      <text:p text:style-name="Text_20_body">0. Prerequisites</text:p>
      <text:p text:style-name="Text_20_body"><text:span text:style-name="Source_20_Text"><text:span text:style-name="T1">To get started, check if Node.js is already installed on your machine by typing node and npm in your terminal. You can confirm by running node -v and npm -v; this will display the version numbers, and you’ll want them to be above 20.x.</text:span></text:span></text:p>
      <text:p text:style-name="Text_20_body">If these commands don't work, don’t worry! You’ll need to download and install Node.js. Visit the official Node website at <text:a xlink:type="simple" xlink:href="https://nodejs.org/" office:target-frame-name="_blank" xlink:show="new" text:style-name="Internet_20_link" text:visited-style-name="Visited_20_Internet_20_Link">nodejs.org</text:a> to get the latest version. The installation process is simple and should only take a few minutes. </text:p>
      <text:p text:style-name="Text_20_body">For Mac users, you can also install Node using the Homebrew package manager. Just run the command <text:span text:style-name="Source_20_Text">brew install node</text:span>, and you’ll be good to go! Let’s ensure you’re all set up so we can dive into building your Node server.</text:p>
      <text:p text:style-name="Standard"><text:span text:style-name="Source_20_Text"/></text:p>
      <text:p text:style-name="Text_20_body"/>
      <text:p text:style-name="Text_20_body">1. Setup Project</text:p>
      <text:p text:style-name="Standard">Create a new directory for this tutorial, and then cd into it:</text:p>
      <text:p text:style-name="Standard"/>
      <text:p text:style-name="Standard">$ mkdir first-node</text:p>
      <text:p text:style-name="Standard">$ cd first-node</text:p>
      <text:p text:style-name="Standard"/>
      <text:p text:style-name="Standard">Open up your editor for this directory, then create a file named index.js</text:p>
      <text:p text:style-name="Standard"/>
      <text:p text:style-name="Standard"/>
      <text:p text:style-name="Standard">2. Create Basic Web Server </text:p>
      <text:p text:style-name="Standard"/>
      <text:p text:style-name="Text_20_body">You can create a simple web server in Node using its built-in <text:span text:style-name="Source_20_Text">node:http</text:span> module.</text:p>
      <text:p text:style-name="Text_20_body">Write these lines of code into your index.js:</text:p>
      <text:p text:style-name="Text_20_body"/>
      <text:p text:style-name="Standard">// Basic Web Server Example</text:p>
      <text:p text:style-name="Standard"/>
      <text:p text:style-name="Standard">const { createServer } = require('node:http');</text:p>
      <text:p text:style-name="Standard"/>
      <text:p text:style-name="Standard"><text:soft-page-break/>const server = createServer((req, res) =&gt; {</text:p>
      <text:p text:style-name="Standard"><text:s text:c="2"/>res.statusCode = 200;</text:p>
      <text:p text:style-name="Standard"><text:s text:c="2"/>res.setHeader('Content-Type', 'text/plain');</text:p>
      <text:p text:style-name="Standard"><text:s text:c="2"/>res.end('Hello World');</text:p>
      <text:p text:style-name="Standard">});</text:p>
      <text:p text:style-name="Standard"/>
      <text:p text:style-name="Standard">server.listen(3000, '127.0.0.1', () =&gt; {</text:p>
      <text:p text:style-name="Standard"><text:s text:c="2"/>console.log('Server is running...');</text:p>
      <text:p text:style-name="Standard">});</text:p>
      <text:p text:style-name="Standard"/>
      <text:p text:style-name="Standard"/>
      <text:p text:style-name="Text_20_body">This is Node.js's version of the classic "Hello World" example, and the best part is you don’t need to install anything to run this script; it utilizes Node's built-in capabilities.</text:p>
      <text:p text:style-name="Text_20_body">The code includes some key concepts worth noting. First, we use the <text:span text:style-name="Source_20_Text">require</text:span> statement to include a specific Node module. The <text:span text:style-name="Source_20_Text">require</text:span> function, which appears at the beginning, helps manage module dependencies. It allows one module, like <text:span text:style-name="Source_20_Text">server.js</text:span>, to access and use the functionality of another module, such as <text:span text:style-name="Source_20_Text">node:http</text:span>. </text:p>
      <text:p text:style-name="Text_20_body">In this example, the built-in <text:span text:style-name="Source_20_Text">node:http</text:span> module is essential for creating a web server. While there are many libraries available for building web servers, this one comes pre-installed with Node.js, so there’s no additional setup needed - just remember to require it.</text:p>
      <text:p text:style-name="Text_20_body">Next, we set up a new server that responds with a status code of 200 and sends the message "Helloworld" whenever a client accesses the site. We create a server object using the <text:span text:style-name="Source_20_Text">createServer</text:span> function from the <text:span text:style-name="Source_20_Text">node:http</text:span> module, which provides various functions to help us build web servers. This function requires a parameter called the Request Listener. The <text:span text:style-name="Source_20_Text">createServer</text:span> function is responsible merely for creating the server object; it does not actually start the server. To activate the web server, you must call the <text:span text:style-name="Source_20_Text">listen</text:span> method on the server that you've created.</text:p>
      <text:p text:style-name="Text_20_body">We then instruct the server to listen on localhost at port 3000. In Node.js, a listener function is linked to a specific event and executes whenever that event occurs. In this case, Node will run the request listener function each time there’s an incoming connection to the web server. That’s the event triggering our listener function. Let's dig a little bit deeper:</text:p>
      <text:p text:style-name="Text_20_body"/>
      <text:p text:style-name="Text_20_body">The listener function takes two parameters:</text:p>
      <text:list xml:id="list4212875774045517240" text:style-name="L1">
        <text:list-item>
          <text:p text:style-name="P2">The request object, referred to as <text:span text:style-name="Source_20_Text">req</text:span> in this example. This object allows you to access details about the incoming request, such as the requested URL and the IP address of the client making the request.</text:p>
        </text:list-item>
        <text:list-item>
          <text:p text:style-name="P2">The response object, named <text:span text:style-name="Source_20_Text">res</text:span> in this example. This object enables you to send responses back to the requester. In this simple web server setup, it sets the response status code to 200 to signify a successful response, and it writes back the "Hello World" text with the Content-Type header set to text/plain using the <text:span text:style-name="Source_20_Text">end</text:span> method of the <text:span text:style-name="Source_20_Text">res</text:span> object.</text:p>
        </text:list-item>
      </text:list>
      <text:p text:style-name="Text_20_body">The <text:span text:style-name="Source_20_Text">listen</text:span> method accepts several parameters, including the operating system port and host to be used for the server. The final argument is a callback function that will be triggered once the server is successfully running on the designated port. (We'll explain what exactly a callback <text:s/>function is in a dedicated blog post.) In the example above, this function simply logs a message to confirm that the server is operating correctly.</text:p>
      <text:p text:style-name="Text_20_body"/>
      <text:p text:style-name="Text_20_body">3. Run Basic Web Server </text:p>
      <text:p text:style-name="Text_20_body"><text:soft-page-break/>You cna execute your server by running:</text:p>
      <text:p text:style-name="Text_20_body">node index.js</text:p>
      <text:p text:style-name="Text_20_body"/>
      <text:p text:style-name="Text_20_body">Node will run a web server, and you’ll notice that the Node process does not exit in this example. It has work to do in the background. It waits for users to request data and serve them a plain “Hello World” text when they do.</text:p>
      <text:p text:style-name="Text_20_body">While the server is running, if you go to a browser and ask for an http connection on <text:span text:style-name="Emphasis">localhost</text:span> with the port that was used in the script (3000 in this case), you will see the <text:span text:style-name="Emphasis">Hello World</text:span> text that this example had in its request listener function. To stop the web server, press <text:span text:style-name="Source_20_Text">CTRL+C</text:span> in the terminal where it’s running.</text:p>
      <text:p text:style-name="Standard"/>
      <text:p text:style-name="Standard">Congratulations, you just created your first web server with nod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9T11:59:38</meta:creation-date>
    <meta:generator>OpenOffice/4.1.11$Unix OpenOffice.org_project/4111m1$Build-9808</meta:generator>
    <dc:date>2024-10-19T12:21:08</dc:date>
    <meta:editing-duration>PT21M30S</meta:editing-duration>
    <meta:editing-cycles>3</meta:editing-cycles>
    <meta:document-statistic meta:table-count="0" meta:image-count="0" meta:object-count="0" meta:page-count="3" meta:paragraph-count="43" meta:word-count="930" meta:character-count="5495"/>
  </office:meta>
</office:document-meta>
</file>